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>﻿The Metamorphosis 1 The Metamorphosis</text:p>
      <text:p>The Metamorphosis (1915)</text:p>
      <text:p>by Franz Kafka, translated by Ian Johnston</text:p>
      <text:p>• information about this edition.</text:p>
      <text:p>I One morning, as Gregor Samsa was waking up from anxious dreams, he discovered that in bed he had been changed</text:p>
      <text:p>into a monstrous verminous bug.</text:p>
      <text:p>He lay on his armour-hard back and saw, as he lifted his head up a little, his brown,</text:p>
      <text:p>arched abdomen divided up into rigid bow-like sections.</text:p>
      <text:p>From this height the blanket, just about ready to slide off</text:p>
      <text:p>completely, could hardly stay in place. His numerous legs, pitifully thin in comparison to the rest of his</text:p>
      <text:p>circumference, flickered helplessly before his eyes.</text:p>
      <text:p>"What's happened to me," he thought.</text:p>
      <text:p>It was no dream.</text:p>
      <text:p>His room, a proper room for a human being, only somewhat</text:p>
      <text:p>too small, lay quietly between the four well-known walls.</text:p>
      <text:p>Above the table, on which an unpacked collection of</text:p>
      <text:p>sample cloth goods was spread out (Samsa was a traveling salesman) hung the picture which he had cut out of an</text:p>
      <text:p>illustrated magazine a little while ago and set in a pretty gilt frame.</text:p>
      <text:p>It was a picture of a woman with a fur hat and a fur boa.</text:p>
      <text:p>She sat erect there, lifting up in the direction of the viewer a solid fur muff into which her entire forearm</text:p>
      <text:p>disappeared.</text:p>
      <text:p>Gregor's glance then turned to the window. The dreary weather (the rain drops were falling audibly down on the</text:p>
      <text:p>metal window ledge) made him quite melancholy. "Why don't I keep sleeping for a little while longer and forget all</text:p>
      <text:p>this foolishness," he thought.</text:p>
      <text:p>But this was entirely impractical, for he was used to sleeping on his right side, and in</text:p>
      <text:p>his present state he couldn't get himself into this position.</text:p>
      <text:p>No matter how hard he threw himself onto his right side, he always rolled again onto his back.</text:p>
      <text:p>He must have tried it a hundred times, closing his eyes, so that he would not</text:p>
      <text:p>have to see the wriggling legs, and gave up only when he began to feel a light, dull pain in his side which he had</text:p>
      <text:p>never felt before.</text:p>
      <text:p>"O God," he thought, "what a demanding job I've chosen!</text:p>
      <text:p>Day in, day out on the road.</text:p>
      <text:p>The stresses of trade are much</text:p>
      <text:p>greater than the work going on at head office, and, in addition to that, I have to deal with the problems of traveling,</text:p>
      <text:p>the worries about train connections, irregular bad food, temporary and constantly changing human relationships</text:p>
      <text:p>which never come from the heart.</text:p>
      <text:p>To hell with it all!"</text:p>
      <text:p>He felt a slight itching on the top of his abdomen.</text:p>
      <text:p>He slowly pushed himself on his back closer to the bed post so that he could lift his head more easily, found the itchy part,</text:p>
      <text:p>which was entirely covered with small white spots (he did not know what to make of them), and wanted to feel the</text:p>
      <text:p>place with a leg. But he retracted it immediately, for the contact felt like a cold shower all over him.</text:p>
      <text:p>He slid back again into his earlier position.</text:p>
      <text:p>"This getting up early," he thought, "makes a man quite idiotic.</text:p>
      <text:p>A man must have his sleep.</text:p>
      <text:p>Other traveling salesmen live like harem women.</text:p>
      <text:p>For instance, when I come back to the inn</text:p>
      <text:p>during the course of the morning to write up the necessary orders, these gentlemen are just sitting down to breakfast.</text:p>
      <text:p>If I were to try that with my boss, I'd be thrown out on the spot.</text:p>
      <text:p>Still, who knows whether that mightn't be really</text:p>
      <text:p>good for me.</text:p>
      <text:p>If I didn't hold back for my parents' sake, I would've quit ages ago.</text:p>
      <text:p>I would've gone to the boss and told</text:p>
      <text:p>him just what I think from the bottom of my heart.</text:p>
      <text:p>He would've fallen right off his desk!</text:p>
      <text:p>How weird it is to sit up at</text:p>
      <text:p>the desk and talk down to the employee from way up there. The boss has trouble hearing, so the employee has to step</text:p>
      <text:p>up quite close to him. Anyway, I haven't completely given up that hope yet.</text:p>
      <text:p>Once I've got together the money to pay</text:p>
      <text:p>off the parents' debt to him--that should take another five or six years--I'll do it for sure.</text:p>
      <text:p>Then I'll make the big break.</text:p>
      <text:p>In any case, right now I have to get up. My train leaves at five o'clock."</text:p>
      <text:p>And he looked over at the alarm clock ticking away by the chest of drawers.</text:p>
      <text:p>"Good God," he thought. It was half</text:p>
      <text:p>past six, and the hands were going quietly on.</text:p>
      <text:p>It was past the half hour, already nearly quarter to.</text:p>
      <text:p>Could the alarm</text:p>
      <text:p/>
      <text:p/>
      <text:p/>
      <text:p>La Metamorfosis: Capítulo Uno 1</text:p>
      <text:p/>
      <text:p/>
      <text:p>La Metamorfosis: Capítulo Uno</text:p>
      <text:p>Cuando Gregorio Samsa se despertó una mañana después de un sueño intranquilo, se encontró sobre su cama</text:p>
      <text:p>convertido en un monstruoso insecto.</text:p>
      <text:p>Estaba tumbado sobre su espalda dura, y en forma de caparazón y, al levantar</text:p>
      <text:p>un poco la cabeza, veía un vientre abombado, parduzco, dividido por partes duras en forma de arco, sobre cuya</text:p>
      <text:p>protuberancia apenas podía mantenerse el cobertor, a punto ya de resbalar al suelo.</text:p>
      <text:p>Sus muchas patas, ridículamente pequeñas en comparación con el resto de su tamaño, le vibraban desamparadas ante</text:p>
      <text:p>los ojos.</text:p>
      <text:p>«¿Qué me ha ocurrido?», pensó.</text:p>
      <text:p>No era un sueño.</text:p>
      <text:p>Su habitación, una auténtica habitación humana, si bien</text:p>
      <text:p>algo pequeña, permanecía tranquila entre las cuatro paredes harto conocidas.</text:p>
      <text:p>Por encima de la mesa, sobre la que se encontraba extendido un muestrario de paños desempaquetados – Samsa era</text:p>
      <text:p>viajante de comercio –, estaba colgado aquel cuadro, que hacía poco había recortado de una revista y había colocado</text:p>
      <text:p>en un bonito marco dorado.</text:p>
      <text:p>Representaba a una dama ataviada con un sombrero y una boa” de piel, que estaba allí,</text:p>
      <text:p>sentada muy erguida y levantaba hacia el observador un pesado manguito de piel, en el cual había desaparecido su</text:p>
      <text:p>antebrazo.</text:p>
      <text:p>La mirada de Gregorio se dirigió después hacia la ventana, y el tiempo lluvioso se oían caer gotas de lluvia sobre la</text:p>
      <text:p>chapa del alfeizar de la ventana – le ponía muy melancólico. « ¿Qué pasaría – pensó – si durmiese un poco más y</text:p>
      <text:p>olvidase todas las chifladuras?»</text:p>
      <text:p>Pero esto era algo absolutamente imposible, porque estaba acostumbrado a dormir</text:p>
      <text:p>del lado derecho, pero en su estado actual no podía ponerse de ese lado.</text:p>
      <text:p>Aunque se lanzase con mucha fuerza hacia el lado derecho, una y otra vez se volvía a balancear sobre la espalda.</text:p>
      <text:p>Lo intentó cien veces, cerraba los ojos para no tener que ver las patas que pataleaban, y sólo cejaba en su empeño</text:p>
      <text:p>cuando comenzaba a notar en el costado un dolor leve y sordo que antes nunca había sentido.</text:p>
      <text:p>«Dios mío!», pensó.</text:p>
      <text:p>«¡Qué profesión tan dura he elegido!</text:p>
      <text:p>Un día sí y otro también de viaje.</text:p>
      <text:p>Los esfuerzos profesionales son mucho</text:p>
      <text:p>mayores que en el mismo almacén de la ciudad, y además se me ha endosado este ajetreo de viajar, el estar al tanto</text:p>
      <text:p>de los empalmes de tren, la comida mala y a deshora, una relación humana constantemente cambiante, nunca</text:p>
      <text:p>duradera, que jamás llega a ser cordial.</text:p>
      <text:p>¡Que se vaya todo al diablo!»</text:p>
      <text:p>Sintió sobre el vientre un leve picor, con la</text:p>
      <text:p>espalda se deslizó lentamente más cerca de la cabecera de la cama para poder levantar mejor la cabeza; se encontró</text:p>
      <text:p>con que la parte que le picaba estaba totalmente cubierta por unos pequeños puntos blancos, que no sabía a qué se</text:p>
      <text:p>debían, y quiso palpar esa parte con una pata, pero inmediatamente la retiró, porque el roce le producía escalofríos.</text:p>
      <text:p>Se deslizó de nuevo a su posición inicial.</text:p>
      <text:p>«Esto de levantarse pronto», pensó, «le hace a uno desvariar.</text:p>
      <text:p>El hombre tiene que dormir.</text:p>
      <text:p>Otros viajantes viven como pachás”.</text:p>
      <text:p>Si yo, por ejemplo, a lo largo de la mañana vuelvo a la pensión para pasar a limpio los pedidos que he</text:p>
      <text:p>conseguido, estos señores todavía están sentados tomando el desayuno.</text:p>
      <text:p>Eso podría intentar yo con mi jefe, en ese momento iría a parar a la calle.</text:p>
      <text:p>Quién sabe, por lo demás, si no sería lo</text:p>
      <text:p>mejor para mí.</text:p>
      <text:p>Si no tuviera que dominarme por mis padres, ya me habría despedido hace tiempo, me habría</text:p>
      <text:p>presentado ante el jefe y le habría dicho mi opinión con toda mi alma.</text:p>
      <text:p>¡Se habría caído de la mesa!</text:p>
      <text:p/>
      <text:p>Sí que es una</text:p>
      <text:p>extraña costumbre la de sentarse sobre la mesa y, desde esa altura, hablar hacia abajo con el empleado que, además,</text:p>
      <text:p>por culpa de la sordera del jefe, tiene que acercarse mucho.</text:p>
      <text:p>Bueno, la esperanza todavía no está perdida del todo; si alguna vez tengo el dinero suficiente para pagar las deudas</text:p>
      <text:p>que mis padres tienen con él – puedo tardar todavía entre cinco y seis años – lo hago con toda seguridad.</text:p>
      <text:p>Entonces</text:p>
      <text:p>habrá llegado el gran momento, ahora, por lo pronto, tengo que levantarme porque el tren sale a las cinco», y miró</text:p>
      <text:p>hacia el despertador que hacía tictac sobre el armario.</text:p>
      <text:p>«¡Dios del cielo!», pensó.</text:p>
      <text:p>Eran las seis y media y las manecillas seguían tranquilamente hacia delante, ya había pasado incluso la media, eran</text:p>
      <text:p>ya casi las menos cuarto.</text:p>
      <text:p>¿Es que no habría sonado el despertador?»</text:p>
      <text:p>Desde la cama se veía que estaba correctamente</text:p>
      <text:p>puesto a las cuatro, seguro que también había sonado.</text:p>
      <text:p>Sí, pero...</text:p>
      <text:p/>
      <text:p/>
      <text:p/>
      <text:p>The Metamorphosis 2</text:p>
      <text:p>have failed to ring?</text:p>
      <text:p>One saw from the bed that it was properly set for four o'clock.</text:p>
      <text:p>Certainly it had rung.</text:p>
      <text:p>Yes, but was it possible to sleep through this noise that made the furniture shake?</text:p>
      <text:p>Now, it's true he'd not slept quietly, but</text:p>
      <text:p>evidently he'd slept all the more deeply.</text:p>
      <text:p>Still, what should he do now?</text:p>
      <text:p>The next train left at seven o'clock. To catch that one, he would have to go in a mad rush.</text:p>
      <text:p>The sample collection wasn't packed up yet, and he really didn't feel particularly fresh and active.</text:p>
      <text:p>And even if he caught the train, there was no avoiding a blow up with the boss, because</text:p>
      <text:p>the firm's errand boy would've waited for the five o'clock train and reported the news of his absence long ago.</text:p>
      <text:p>He</text:p>
      <text:p>was the boss's minion, without backbone or intelligence.</text:p>
      <text:p>Well then, what if he reported in sick?</text:p>
      <text:p>But that would be</text:p>
      <text:p>extremely embarrassing and suspicious, because during his five years' service Gregor hadn't been sick even once.</text:p>
      <text:p>The boss would certainly come with the doctor from the health insurance company and would reproach his parents</text:p>
      <text:p>for their lazy son and cut short all objections with the insurance doctor's comments; for him everyone was</text:p>
      <text:p>completely healthy but really lazy about work.</text:p>
      <text:p>And besides, would the doctor in this case be totally wrong?</text:p>
      <text:p>Apart</text:p>
      <text:p>from a really excessive drowsiness after the long sleep, Gregor in fact felt quite well and even had a really strong appetite.</text:p>
      <text:p>As he was thinking all this over in the greatest haste, without being able to make the decision to get out of bed (the</text:p>
      <text:p>alarm clock was indicating exactly quarter to seven) there was a cautious knock on the door by the head of the bed.</text:p>
      <text:p>"Gregor," a voice called (it was his mother!) "it's quarter to seven.</text:p>
      <text:p>Don't you want to be on your way?"</text:p>
      <text:p>The soft voice!</text:p>
      <text:p>Gregor was startled when he heard his voice answering. It was clearly and unmistakably his earlier voice, but</text:p>
      <text:p>in it was intermingled, as if from below, an irrepressibly painful squeaking which left the words positively distinct</text:p>
      <text:p>only in the first moment and distorted them in the reverberation, so that one didn't know if one had heard correctly.</text:p>
      <text:p>Gregor wanted to answer in detail and explain everything, but in these circumstances he confined himself to saying,</text:p>
      <text:p>"Yes, yes, thank you mother.</text:p>
      <text:p>I'm getting up right away." Because of the wooden door the change in Gregor's voice</text:p>
      <text:p>was not really noticeable outside, so his mother calmed down with this explanation and shuffled off.</text:p>
      <text:p>However, as a</text:p>
      <text:p>result of the short conversation the other family members became aware of the fact that Gregor was unexpectedly</text:p>
      <text:p>still at home, and already his father was knocking on one side door, weakly but with his fist.</text:p>
      <text:p>"Gregor, Gregor," he called out, "what's going on?"</text:p>
      <text:p>And after a short while he urged him on again in a deeper voice.</text:p>
      <text:p>"Gregor!" Gregor!"</text:p>
      <text:p>At the other side door, however, his sister knocked lightly. "Gregor?</text:p>
      <text:p>Are you all right? Do you need anything?"</text:p>
      <text:p>Gregor directed answers in both directions, "I'll be ready right away."</text:p>
      <text:p>He made an effort with the most careful articulation and by inserting long pauses between the individual words to remove everything remarkable from his voice.</text:p>
      <text:p>His father turned back to his breakfast.</text:p>
      <text:p>However, the sister whispered, "Gregor, open the door, I beg you."</text:p>
      <text:p>Gregor had no intention of opening the door, but congratulated himself on his precaution, acquired from traveling, of</text:p>
      <text:p>locking all doors during the night, even at home.</text:p>
      <text:p/>
      <text:p>First he wanted to stand up quietly and undisturbed, get dressed, above all have breakfast, and only then consider</text:p>
      <text:p>further action, for (he noticed this clearly) by thinking things over in bed he would not reach a reasonable</text:p>
      <text:p>conclusion.</text:p>
      <text:p>He remembered that he had already often felt a light pain or other in bed, perhaps the result of an</text:p>
      <text:p>awkward lying position, which later turned out to be purely imaginary when he stood up, and he was eager to see</text:p>
      <text:p>how his present fantasies would gradually dissipate.</text:p>
      <text:p>That the change in his voice was nothing other than the onset of</text:p>
      <text:p>a real chill, an occupational illness of commercial travelers, of that he had not the slightest doubt.</text:p>
      <text:p>It was very easy to throw aside the blanket.</text:p>
      <text:p>He needed only to push himself up a little, and it fell by itself.</text:p>
      <text:p>But to continue was difficult, particularly because he was so unusually wide. He needed arms and hands to push himself</text:p>
      <text:p>upright.</text:p>
      <text:p>Instead of these, however, he had only many small limbs which were incessantly moving with very different</text:p>
      <text:p>motions and which, in addition, he was unable to control.</text:p>
      <text:p>If he wanted to bend one of them, then it was the first to</text:p>
      <text:p>extend itself, and if he finally succeeded doing with this limb what he wanted, in the meantime all the others, as if</text:p>
      <text:p>¿Era posible seguir durmiendo tan tranquilo con ese</text:p>
      <text:p>ruido que hacía temblar los muebles?</text:p>
      <text:p>Bueno, tampoco había dormido tranquilo, pero quizá tanto más</text:p>
      <text:p>La Metamorfosis: Capítulo Uno 2</text:p>
      <text:p>profundamente.</text:p>
      <text:p/>
      <text:p/>
      <text:p/>
      <text:p/>
      <text:p/>
      <text:p>¿Qué iba a hacer ahora?</text:p>
      <text:p>El siguiente tren salía a las siete, para cogerlo tendría que haberse dado una</text:p>
      <text:p>prisa loca, el muestrario todavía no estaba empaquetado, y él mismo no se encontraba especialmente espabilado y</text:p>
      <text:p>ágil; e incluso si consiguiese coger el tren, no se podía evitar una reprimenda del jefe, porque el mozo de los recados</text:p>
      <text:p>habría esperado en el tren de las cinco y ya hacía tiempo que habría dado parte de su descuido.</text:p>
      <text:p>Era un esclavo del</text:p>
      <text:p>jefe, sin agallas ni juicio.</text:p>
      <text:p>¿Qué pasaría si dijese que estaba enfermo?</text:p>
      <text:p>Pero esto sería sumamente desagradable y</text:p>
      <text:p>sospechoso, porque Gregorio no había estado enfermo ni una sola vez durante los cinco años de servicio.</text:p>
      <text:p>Seguramente aparecería el jefe con el médico del seguro, haría reproches a sus padres por tener un hijo tan vago y se</text:p>
      <text:p>salvaría de todas las objeciones remitiéndose al médico del seguro, para el que sólo existen hombres totalmente</text:p>
      <text:p>sanos, pero con aversión al trabajo.</text:p>
      <text:p>¿Y es que en este caso no tendría un poco de razón?</text:p>
      <text:p>Gregorio, a excepción de</text:p>
      <text:p>una modorra realmente superflua después del largo sueño, se encontraba bastante bien e incluso tenía mucha hambre.</text:p>
      <text:p>¡Mientras reflexionaba sobre todo esto con gran rapidez, sin poderse decidir a abandonar la cama – en este mismo</text:p>
      <text:p>instante el despertador daba las siete menos cuarto –, llamaron cautelosamente a la puerta que estaba a la cabecera de su cama.</text:p>
      <text:p>Gregorio – dijeron (era la madre) –, son las siete menos cuarto.</text:p>
      <text:p>¿No ibas a salir de viaje?</text:p>
      <text:p>¡Qué dulce voz!</text:p>
      <text:p>Gregorio se asustó, al contestar, escuchó una voz que, evidentemente, era la suya, pero en la cual, como des de lo</text:p>
      <text:p>profundo, se mezclaba un doloroso e incontenible piar, que en el primer momento dejaba salir las palabras con</text:p>
      <text:p>claridad para, al prolongarse el sonido, destrozarlas de tal forma que no se sabía si se había oído bien. Gregorio</text:p>
      <text:p>querría haber contestado detalladamente y explicarlo todo, pero en estas circunstancias se limitó a decir: – Sí, sí,</text:p>
      <text:p>gracias madre, ya me levanto.</text:p>
      <text:p>Probablemente a causa de la puerta de madera no se notaba desde fuera el cambio en</text:p>
      <text:p>la voz de Gregorio, porque la madre se tranquilizó con esta respuesta y se marchó de allí.</text:p>
      <text:p>Pero merced a la breve</text:p>
      <text:p>conversación, los otros miembros de la familia se habían dado cuenta de que Gregorio, en contra de todo lo</text:p>
      <text:p>esperado, estaba todavía en casa, y ya el padre llamaba suavemente, pero con el puño, a una de las puertas laterales.</text:p>
      <text:p>– iGregorio, Gregorio! – gritó –.</text:p>
      <text:p>¿Qué ocurre? – Tras unos instantes insistió de nuevo con voz más grave</text:p>
      <text:p>–.¡Gregorio, Gregorio!</text:p>
      <text:p>Desde la otra puerta lateral se lamentaba en voz baja la hermana. – Gregorio, ¿no te</text:p>
      <text:p>encuentras bien?, ¿necesitas algo?</text:p>
      <text:p>Gregorio contestó hacia ambos lados: – Ya estoy preparado – y, con una</text:p>
      <text:p>pronunciación lo más cuidadosa posible, y haciendo largas pausas entre las palabras, se esforzó por despojar a su voz</text:p>
      <text:p>de todo lo que pudiese llamar la atención.</text:p>
      <text:p>El padre volvió a su desayuno, pero la hermana susurró: Gregorio, abre, te</text:p>
      <text:p>lo suplico – pero Gregorio no tenía ni la menor intención de abrir, más bien elogió la precaución de cerrar las puertas</text:p>
      <text:p>que había adquirido durante sus viajes, y esto incluso en casa.</text:p>
      <text:p>Al principio tenía la intención de levantarse</text:p>
      <text:p>tranquilamente y, sin ser molestado, vestirse y, sobre todo, desayunar, y después pensar en todo lo demás, porque en</text:p>
      <text:p>la cama, eso ya lo veía, no llegaría con sus cavilaciones a una conclusión sensata.</text:p>
      <text:p>Recordó que ya en varias</text:p>
      <text:p>ocasiones había sentido en la cama algún leve dolor, quizá producido por estar mal tumbado, dolor que al levantarse</text:p>
      <text:p>había resultado ser sólo fruto de su imaginación, y tenía curiosidad por ver cómo se iban desvaneciendo</text:p>
      <text:p>paulatinamente sus fantasías de hoy.</text:p>
      <text:p>No dudaba en absoluto de que el cambio de voz no era otra cosa que el síntoma</text:p>
      <text:p>de un buen resfriado, la enfermedad profesional de los viajantes.</text:p>
      <text:p>Tirar el cobertor era muy sencillo, sólo necesitaba</text:p>
      <text:p/>
      <text:p>inflarse un poco y caería por sí solo, pero el resto sería difícil, especial mente porque él era muy ancho.</text:p>
      <text:p>Hubiera</text:p>
      <text:p>necesitado brazos y manos para incorporarse, pero en su lugar tenía muchas patitas que, sin interrupción, se hallaban</text:p>
      <text:p>en el más dispar de los movimientos y que, además, no podía dominar.</text:p>
      <text:p>Si quería doblar alguna de ellas, entonces era</text:p>
      <text:p>la primera la que se estiraba, y si por fin lograba realizar con esta pata lo que quería, entonces todas las demás se</text:p>
      <text:p>left free, moved around in an excessively painful agitation.</text:p>
      <text:p>"But I must not stay in bed uselessly," said Gregor to</text:p>
      <text:p>himself.</text:p>
      <text:p>At first he wanted to get of the bed with the lower part of his body, but this lower part (which he incidentally had not</text:p>
      <text:p/>
      <text:p/>
      <text:p/>
      <text:p>yet looked at and which he also couldn't picture clearly) proved itself too difficult to move.</text:p>
      <text:p/>
      <text:p/>
      <text:p>The attempt went so</text:p>
      <text:p/>
      <text:p>The Metamorphosis 3 slowly.</text:p>
      <text:p>When, having become almost frantic, he finally hurled himself forward with all his force and without</text:p>
      <text:p>thinking, he chose his direction incorrectly, and he hit the lower bedpost hard.</text:p>
      <text:p>The violent pain he felt revealed to</text:p>
      <text:p>him that the lower part of his body was at the moment probably the most sensitive.</text:p>
      <text:p>Thus, he tried to get his upper body out of the bed first and turned his head carefully toward the edge of the bed.</text:p>
      <text:p>He managed to do this easily, and in spite of its width and weight his body mass at last slowly followed the turning of his head.</text:p>
      <text:p>But as he finally raised his head outside the bed in the open air, he became anxious about moving forward</text:p>
      <text:p>any further in this manner, for if he allowed himself eventually to fall by this process, it would take a miracle to</text:p>
      <text:p>prevent his head from getting injured. And at all costs he must not lose consciousness right now.</text:p>
      <text:p>He preferred to remain in bed.</text:p>
      <text:p>However, after a similar effort, while he lay there again sighing as before and once again saw his small limbs</text:p>
      <text:p>fighting one another, if anything worse than before, and didn't see any chance of imposing quiet and order on this</text:p>
      <text:p>arbitrary movement, he told himself again that he couldn't possibly remain in bed and that it might be the most</text:p>
      <text:p>reasonable thing to sacrifice everything if there was even the slightest hope of getting himself out of bed in the</text:p>
      <text:p>process. At the same moment, however, he didn't forget to remind himself from time to time of the fact that calm</text:p>
      <text:p/>
      <text:p>(indeed the calmest) reflection might be better than the most confused decisions.</text:p>
      <text:p>At such moments, he directed his gaze as precisely as he could toward the window, but unfortunately there was little confident cheer to be had from a</text:p>
      <text:p>glance at the morning mist, which concealed even the other side of the narrow street.</text:p>
      <text:p>"It's already seven o'clock" he</text:p>
      <text:p>told himself at the latest striking of the alarm clock, "already seven o'clock and still such a fog."</text:p>
      <text:p>And for a little while longer he lay quietly with weak breathing, as if perhaps waiting for normal and natural conditions to re-emerge</text:p>
      <text:p>out of the complete stillness.</text:p>
      <text:p>But then he said to himself, "Before it strikes a quarter past seven, whatever happens I must be completely out of</text:p>
      <text:p>bed.</text:p>
      <text:p>Besides, by then someone from the office will arrive to inquire about me, because the office will open before</text:p>
      <text:p>seven o'clock."</text:p>
      <text:p>And he made an effort then to rock his entire body length out of the bed with a uniform motion.</text:p>
      <text:p>If he let himself fall out of the bed in this way, his head, which in the course of the fall he intended to lift up sharply,</text:p>
      <text:p>would probably remain uninjured.</text:p>
      <text:p>His back seemed to be hard; nothing would really happen to that as a result of the fall.</text:p>
      <text:p>His greatest reservation was a worry about the loud noise which the fall must create and which presumably</text:p>
      <text:p>would arouse, if not fright, then at least concern on the other side of all the doors.</text:p>
      <text:p>However, it had to be tried.</text:p>
      <text:p>As Gregor was in the process of lifting himself half out of bed (the new method was more of a game than an effort;</text:p>
      <text:p>he needed only to rock with a constant rhythm) it struck him how easy all this would be if someone were to come to</text:p>
      <text:p>his aid.</text:p>
      <text:p>Two strong people (he thought of his father and the servant girl) would have been quite sufficient. They</text:p>
      <text:p>would have only had to push their arms under his arched back to get him out of the bed, to bend down with their</text:p>
      <text:p>load, and then merely to exercise patience and care that he completed the flip onto the floor, where his diminutive</text:p>
      <text:p>legs would then, he hoped, acquire a purpose.</text:p>
      <text:p>Now, quite apart from the fact that the doors were locked, should he</text:p>
      <text:p>really call out for help?</text:p>
      <text:p>In spite of all his distress, he was unable to suppress a smile at this idea.</text:p>
      <text:p>He had already got to the point where, with a stronger rocking, he maintained his equilibrium with difficulty, and</text:p>
      <text:p>very soon he would finally have to decide, for in five minutes it would be a quarter past seven. Then there was a ring</text:p>
      <text:p>at the door of the apartment.</text:p>
      <text:p>"That's someone from the office" he told himself, and he almost froze while his small</text:p>
      <text:p>limbs only danced around all the faster.</text:p>
      <text:p>For one moment everything remained still.</text:p>
      <text:p>"They aren't opening," Gregor said to himself, caught up in some absurd hope.</text:p>
      <text:p>But of course then, as usual, the servant girl with her firm tread went</text:p>
      <text:p>to the door and opened it.</text:p>
      <text:p>Gregor needed to hear only the visitor's first word of greeting to recognize immediately who it was, the manager himself.</text:p>
      <text:p>Why was Gregor the only one condemned to work in a firm where at the slightest</text:p>
      <text:p>lapse someone immediately attracted the greatest suspicion?</text:p>
      <text:p>movían, como liberadas, con una agitación grande y dolorosa.</text:p>
      <text:p>«No hay que permanecer en la cama inútilmente», se</text:p>
      <text:p>decía Gregorio.</text:p>
      <text:p>Quería salir de la cama en primer lugar con la parte inferior de su cuerpo, pero esta parte inferior</text:p>
      <text:p>que, por cierto, no había visto todavía y que no podía imaginar exactamente, demostró ser difícil de mover; el</text:p>
      <text:p>movimiento se producía muy despacio, y cuando, finalmente, casi furioso, se lanzó hacia adelante con toda su fuerza</text:p>
      <text:p>sin pensar en las consecuencias, había calculado mal la dirección, se golpeó fuertemente con la pata trasera de la</text:p>
      <text:p>cama y el dolor punzante que sintió le enseñó que precisamente la parte inferior de su cuerpo era quizá en estos</text:p>
      <text:p>momentos la más sensible.</text:p>
      <text:p>Así pues, intentó en primer lugar sacar de la cama la parte superior del cuerpo y volvió la cabeza con cuidado hacia</text:p>
      <text:p>el borde de la cama.</text:p>
      <text:p>Lo logró con facilidad y, a pesar de su anchura y su peso, el cuerpo siguió finalmente con</text:p>
      <text:p>La Metamorfosis: Capítulo Uno 3</text:p>
      <text:p/>
      <text:p/>
      <text:p/>
      <text:p>lentitud el giro de la cabeza.</text:p>
      <text:p>Pero cuando, por fin, tenía la cabeza colgando en el aire fuera de la cama, le entró</text:p>
      <text:p/>
      <text:p/>
      <text:p>miedo de continuar avanzando de este modo porque, si se dejaba caer en esta posición, tenía que ocurrir realmente</text:p>
      <text:p>un milagro para que la cabeza no resultase herida, y precisamente ahora no podía de ningún modo perder la cabeza,</text:p>
      <text:p>prefería quedarse en la cama.</text:p>
      <text:p>Pero como, jadeando después de semejante esfuerzo, seguía allí tumbado igual que antes, y veía sus patitas de nuevo</text:p>
      <text:p>luchando entre sí, quizá con más fuerza aún, y no encontraba posibilidad de poner sosiego y orden a este atropello, se</text:p>
      <text:p>decía otra vez que de ningún modo podía permanecer en la cama y que lo más sensato era sacrificarlo todo, si es que</text:p>
      <text:p>con ello existía la más mínima esperanza de liberarse de ella.</text:p>
      <text:p>Pero al mismo tiempo no olvidaba recordar de vez en cuando que reflexionar serena, muy serenamente, es mejor que</text:p>
      <text:p>tomar decisiones desesperadas.</text:p>
      <text:p>En tales momentos dirigía sus ojos lo más agudamente posible hacia la ventana, pero,</text:p>
      <text:p>por desgracia, poco optimismo y ánimo se podían sacar del espectáculo de la niebla matinal, que ocultaba incluso el</text:p>
      <text:p>otro lado de la estrecha calle.</text:p>
      <text:p/>
      <text:p>«Las siete ya», se dijo cuando sonó de nuevo el despertador, «las siete ya y todavía</text:p>
      <text:p>semejante niebla», y durante un instante permaneció tumbado, tranquilo, respirando débilmente, como si esperase del</text:p>
      <text:p>absoluto silencio el regreso del estado real y cotidiano.</text:p>
      <text:p>Pero después se dijo: «Antes de que den las siete y cuarto tengo que haber salido de la cama del todo, como sea.</text:p>
      <text:p>Por lo demás, para entonces habrá venido alguien del almacén</text:p>
      <text:p>a preguntar por mí, porque el almacén se abre antes de las siete.»</text:p>
      <text:p>Y entonces, de forma totalmente regular, comenzó</text:p>
      <text:p>a balancear su cuerpo, cuan largo era, hacia fuera de la cama.</text:p>
      <text:p>Si se dejaba caer de ella de esta forma, la cabeza, que pretendía levantar con fuerza en la caída, permanecería</text:p>
      <text:p>probablemente ilesa.</text:p>
      <text:p>La espalda parecía ser fuerte, seguramente no le pasaría nada al caer sobre la alfombra.</text:p>
      <text:p>Lo más difícil, a su modo de ver, era tener cuidado con el ruido que se produciría, y que posiblemente provocaría al</text:p>
      <text:p>otro lado de todas las puertas, si no temor, al menos preocupación.</text:p>
      <text:p>Pero había que intentarlo.</text:p>
      <text:p>Cuando Gregorio ya sobresalía a medias de la cama – el nuevo método era más un juego</text:p>
      <text:p>que un esfuerzo, sólo tenía que balancearse a empujones – se le ocurrió lo fácil que sería si alguien viniese en su</text:p>
      <text:p>ayuda.</text:p>
      <text:p>Dos personas fuertes – pensaba en su padre y en la criada – hubiesen sido más que suficientes; sólo tendrían</text:p>
      <text:p>que introducir sus brazos por debajo de su abombada espalda, descascararle así de la cama, agacharse con el peso, y</text:p>
      <text:p>después solamente tendrían que haber soportado que diese con cuidado una vuelta impetuosa en el suelo, sobre el</text:p>
      <text:p>cual, seguramente, las patitas adquirirían su razón de ser.</text:p>
      <text:p>Bueno, aparte de que las puertas estaban cerradas, ¿debía de verdad pedir ayuda?</text:p>
      <text:p>A pesar de la necesidad, no pudo</text:p>
      <text:p>reprimir una sonrisa al concebir tales pensamientos.</text:p>
      <text:p>Ya había llegado el punto en el que, al balancearse con más fuerza, apenas podía guardar el equilibrio y pronto</text:p>
      <text:p>tendría que decidirse definitivamente, porque dentro de cinco minutos serían las siete y cuarto, en ese momento sonó</text:p>
      <text:p>el timbre de la puerta de la calle.</text:p>
      <text:p>«Seguro que es alguien del almacén», se dijo, y casi se quedó petrificado mientras</text:p>
      <text:p>sus patitas bailaban aún más deprisa.</text:p>
      <text:p>Durante un momento todo permaneció en silencio.</text:p>
      <text:p>«No abren», se dijo Gregorio, confundido por alguna absurda esperanza.</text:p>
      <text:p>Pero entonces, como siempre, la criada se dirigió, con naturalidad y con paso firme, hacia la puerta y</text:p>
      <text:p>abrió.</text:p>
      <text:p>Gregorio sólo necesitó escuchar el primer saludo del visitante y ya sabía quién era, el apoderado en persona. ¿Por</text:p>
      <text:p>qué había sido condenado Gregorio a prestar sus servicios en una empresa en la que al más mínimo descuido se</text:p>
      <text:p>concebía inmediatamente la mayor sospecha?</text:p>
      <text:p>Were all the employees then collectively, one and all,</text:p>
      <text:p>scoundrels?</text:p>
      <text:p>Was there then among them no truly devoted person who, if he failed to use just a couple of hours in the</text:p>
      <text:p>morning for office work, would become abnormal from pangs of conscience and really be in no state to get out of</text:p>
      <text:p>bed?</text:p>
      <text:p>Was it really not enough to let an apprentice make inquiries, if such questioning was even necessary?</text:p>
      <text:p>Must the</text:p>
      <text:p>manager himself come, and in the process must it be demonstrated to the entire innocent family that the investigation</text:p>
      <text:p/>
      <text:p/>
      <text:p>The Metamorphosis 4</text:p>
      <text:p>of this suspicious circumstance could only be entrusted to the intelligence of the manager?</text:p>
      <text:p>And more as a consequence of the excited state in which this idea put Gregor than as a result of an actual decision, he swung</text:p>
      <text:p>himself with all his might out of the bed.</text:p>
      <text:p>There was a loud thud, but not a real crash.</text:p>
      <text:p>The fall was absorbed</text:p>
      <text:p>somewhat by the carpet and, in addition, his back was more elastic than Gregor had thought.</text:p>
      <text:p>For that reason the dull</text:p>
      <text:p>noise was not quite so conspicuous. But he had not held his head up with sufficient care and had hit it.</text:p>
      <text:p>He turned his head, irritated and in pain, and rubbed it on the carpet. "Something has fallen in there," said the manager in the next room on the left.</text:p>
      <text:p>Gregor tried to imagine to himself</text:p>
      <text:p>whether anything similar to what was happening to him today could have also happened at some point to the manager.</text:p>
      <text:p>At least one had to concede the possibility of such a thing.</text:p>
      <text:p>However, as if to give a rough answer to this</text:p>
      <text:p>question, the manager now took a few determined steps in the next room, with a squeak of his polished boots.</text:p>
      <text:p>From the neighbouring room on the right the sister was whispering to inform Gregor: "Gregor, the manager is here." "I</text:p>
      <text:p>know," said Gregor to himself. But he did not dare make his voice loud enough so that his sister could hear.</text:p>
      <text:p>"Gregor," his father now said from the neighbouring room on the left, "Mr. Manager has come and is asking why</text:p>
      <text:p>you have not left on the early train.</text:p>
      <text:p>We don't know what we should tell him. Besides, he also wants to speak to you</text:p>
      <text:p>personally.</text:p>
      <text:p>So please open the door. He will be good enough to forgive the mess in your room."</text:p>
      <text:p>In the middle of all this, the manager called out in a friendly way, "Good morning, Mr. Samsa."</text:p>
      <text:p>"He is not well,"</text:p>
      <text:p>said his mother to the manager, while his father was still talking at the door, "He is not well, believe me, Mr.</text:p>
      <text:p>Manager.</text:p>
      <text:p>Otherwise how would Gregor miss a train!</text:p>
      <text:p>The young man has nothing in his head except business.</text:p>
      <text:p>I'm almost angry that he never goes out at night.</text:p>
      <text:p>Right now he's been in the city eight days, but he's been at home every</text:p>
      <text:p>evening. He sits there with us at the table and reads the newspaper quietly or studies his travel schedules.</text:p>
      <text:p>It's quite a diversion for him if he busies himself with fretwork.</text:p>
      <text:p>For instance, he cut out a small frame over the course of two or</text:p>
      <text:p>three evenings.</text:p>
      <text:p>You'd be amazed how pretty it is. It's hanging right inside the room. You'll see it immediately, as</text:p>
      <text:p>soon as Gregor opens the door.</text:p>
      <text:p>Anyway, I'm happy that you're here, Mr. Manager. By ourselves, we would never</text:p>
      <text:p>have made Gregor open the door. He's so stubborn, and he's certainly not well, although he denied that this</text:p>
      <text:p>morning." "I'm coming right away," said Gregor slowly and deliberately and didn't move, so as not to lose one word of the</text:p>
      <text:p>conversation. "My dear lady, I cannot explain it to myself in any other way," said the manager; "I hope it is nothing</text:p>
      <text:p>serious. On the other hand, I must also say that we business people, luckily or unluckily, however one looks at it,</text:p>
      <text:p>very often simply have to overcome a slight indisposition for business reasons."</text:p>
      <text:p>"So can Mr. Manager come in to see you now" asked his father impatiently and knocked once again on the door.</text:p>
      <text:p>"No," said Gregor.</text:p>
      <text:p>In the neighbouring room on the left a painful stillness descended.</text:p>
      <text:p>In the neighbouring room on the right the sister began to sob.</text:p>
      <text:p>Why didn't his sister go to the others?</text:p>
      <text:p>She'd probably just gotten up out of bed now and hadn't even started to get</text:p>
      <text:p>dressed yet. Then why was she crying?</text:p>
      <text:p>Because he wasn't getting up and wasn't letting the manager in; because he</text:p>
      <text:p>was in danger of losing his position, and because then his boss would badger his parents once again with the old</text:p>
      <text:p>demands?</text:p>
      <text:p>Those were probably unnecessary worries right now.</text:p>
      <text:p>Gregor was still here and wasn't thinking at all about</text:p>
      <text:p>abandoning his family.</text:p>
      <text:p>At the moment he was lying right there on the carpet, and no one who knew about his</text:p>
      <text:p>condition would've seriously demanded that he let the manager in.</text:p>
      <text:p>But Gregor wouldn't be casually dismissed right</text:p>
      <text:p>way because of this small discourtesy, for which he would find an easy and suitable excuse later on.</text:p>
      <text:p>¿Es que todos los empleados, sin excepción, eran unos bribones?</text:p>
      <text:p>¿Es</text:p>
      <text:p>que no había entre ellos un hombre leal y adicto a quien, simplemente porque no hubiese aprovechado para el</text:p>
      <text:p>almacén un par de horas de la mañana, se lo comiesen los remordimientos y francamente no estuviese en condiciones</text:p>
      <text:p>de abandonar la cama?</text:p>
      <text:p>¿Es que no era de verdad suficiente mandar a preguntar a un aprendiz – si es que este</text:p>
      <text:p>«pregunteo» era necesario?</text:p>
      <text:p>¿Tenía que venir el apoderado en persona y había con ello que mostrar a toda una familia</text:p>
      <text:p>inocente que la investigación de este sospechoso asunto solamente podía ser confiada al juicio del apoderado? Y,</text:p>
      <text:p>más como consecuencia de la irritación a la que le condujeron estos pensamientos que como consecuencia de una</text:p>
      <text:p>La Metamorfosis: Capítulo Uno 4</text:p>
      <text:p/>
      <text:p/>
      <text:p>auténtica decisión, se lanzó de la cama con toda su fuerza.</text:p>
      <text:p>Se produjo un golpe fuerte, pero no fue un auténtico ruido.</text:p>
      <text:p>La caída fue amortigua da un poco por la alfombra y</text:p>
      <text:p>además la espalda era más elástica de lo que Gregorio había pensado; a ello se debió el sonido sordo y poco</text:p>
      <text:p>aparatoso.</text:p>
      <text:p>Solamente no había mantenido la cabeza con el cuidado necesario y se la había golpeado, la giró y la restregó contra</text:p>
      <text:p>la alfombra de rabia y dolor. – Ahí dentro se ha caído algo – dijo el apoderado en la habitación contigua de la</text:p>
      <text:p>izquierda.</text:p>
      <text:p>Gregorio intentó imaginarse si quizá alguna vez no podría ocurrirle al apoderado algo parecido a lo que le ocurría</text:p>
      <text:p>hoy a él; había al menos que admitir la posibilidad.</text:p>
      <text:p>Pero, como cruda respuesta a esta pregunta, el apoderado dio</text:p>
      <text:p>ahora un par de pasos firmes en la habitación contigua e hizo crujir sus botas de charol.</text:p>
      <text:p>Desde la habitación de la derecha, la hermana, para advertir a Gregorio, susurró: Gregorio, el apoderado está aquí. «</text:p>
      <text:p>Ya lo sé», se dijo Gregorio para sus adentras, pero no se atrevió a alzar la voz tan alto que la hermana pudiera</text:p>
      <text:p>haberlo oído. – Gregorio Dijo entonces el padre desde la habitación de la derecha –, el señor apoderado ha venido y</text:p>
      <text:p>desea saber por qué no has salido de viaje en el primer tren.</text:p>
      <text:p>No sabemos qué debemos decirle, además desea también hablar personalmente contigo, así es que, por favor, abre la</text:p>
      <text:p>puerta.</text:p>
      <text:p>El señor ya tendrá la bondad de perdonar el desorden en la habitación. – Buenos días, señor Samsa – interrumpió el</text:p>
      <text:p>apoderado amablemente. – No se encuentra bien – dijo la madre al apoderado mientras el padre hablaba ante la</text:p>
      <text:p>puerta –, no se encuentra bien, créame usted, señor apoderado.</text:p>
      <text:p>¡Cómo si no iba Gregorio a perder un tren!</text:p>
      <text:p>El chico</text:p>
      <text:p/>
      <text:p>no tiene en la cabeza nada más que el negocio.</text:p>
      <text:p>A mí casi me disgusta que nunca salga por la tarde; ahora ha estado</text:p>
      <text:p>ocho días en la ciudad, pero pasó todas las tardes en casa.</text:p>
      <text:p>Allí está, sentado con nosotros a la mesa y lee</text:p>
      <text:p>tranquilamente el periódico o estudia horarios de trenes.</text:p>
      <text:p>Para él es ya una distracción hacer trabajos de marquetería.</text:p>
      <text:p>Por ejemplo, en dos o tres tardes ha tallado un pequeño</text:p>
      <text:p>marco, se asombrará usted de lo bonito que es, está colgado ahí dentro, en la habitación; en cuanto abra Gregorio lo</text:p>
      <text:p>verá usted enseguida.</text:p>
      <text:p>Por cierto, que me alegro de que esté usted aquí, señor apoderado, nosotros solos no habríamos</text:p>
      <text:p>conseguido que Gregorio abriese la puerta; es muy testarudo y seguro que no se encuentra bien a pesar de que lo ha</text:p>
      <text:p>negado esta mañana. – Voy enseguida – dijo Gregorio, lentamente y con precaución, y no se movió para no perderse</text:p>
      <text:p>una palabra de la conversación. – De otro modo, señora, tampoco puedo explicármelo yo dijo el apoderado –, espero</text:p>
      <text:p>que no se trate de nada serio, si bien tengo que decir, por otra parte, que nosotros, los comerciantes, por suerte o por</text:p>
      <text:p>desgracia, según se mire, tenemos sencillamente que sobreponernos a una ligera indisposición por consideración a</text:p>
      <text:p>los negocios. – Vamos, ¿puede pasar el apoderado a tu habitación? – preguntó impaciente el padre. – No – dijo</text:p>
      <text:p>Gregorio.</text:p>
      <text:p>En la habitación de la izquierda se hizo un penoso silencio, en la habitación de la derecha comenzó a</text:p>
      <text:p>sollozar la hermana.</text:p>
      <text:p>¿Por qué no se iba la hermana con los otros?</text:p>
      <text:p>Seguramente acababa de levantarse de la cama y todavía no había</text:p>
      <text:p>empezado a vestirse; y ¿por qué lloraba?</text:p>
      <text:p>¿Porque él no se levantaba y dejaba entrar al apoderado?, ¿porque estaba en</text:p>
      <text:p>peligro de perder el trabajo y porque entonces el jefe perseguiría otra vez a sus padres con las viejas deudas?</text:p>
      <text:p>Estas</text:p>
      <text:p>eran, de momento, preocupaciones innecesarias.</text:p>
      <text:p>Gregorio todavía estaba aquí y no pensaba de ningún modo abandonar a su familia.</text:p>
      <text:p>De momento yacía en la</text:p>
      <text:p>alfombra y nadie que hubiese tenido conocimiento de su estado hubiese exigido seriamente de él que dejase entrar al</text:p>
      <text:p>apoderado. Pero por esta pequeña descortesía, para la que más tarde se encontraría con facilidad una disculpa apropiada, no</text:p>
      <text:p>podía Gregorio ser despedido inmediatamente.</text:p>
      <text:p>Y a Gregorio le parecía que sería mucho más sensato dejarle</text:p>
      <text:p>It seemed to Gregor that it might be far more reasonable to leave him in peace at the moment, instead of disturbing him with</text:p>
      <text:p>crying and conversation. But it was the very uncertainty which distressed the others and excused their behaviour.</text:p>
      <text:p>"Mr. Samsa," the manager was now shouting, his voice raised, "what's the matter?</text:p>
      <text:p>You are barricading yourself in</text:p>
      <text:p/>
      <text:p>your room, answer with only a yes and a no, are making serious and unnecessary troubles for your parents, and</text:p>
      <text:p>neglecting (I mention this only incidentally) your commercial duties in a truly unheard of manner.</text:p>
      <text:p>I am speaking here in the name of your parents and your employer, and I am requesting you in all seriousness for an immediate and</text:p>
      <text:p>clear explanation.</text:p>
      <text:p>I am amazed. I am amazed.</text:p>
      <text:p>I thought I knew you as a calm, reasonable person, and now you</text:p>
      <text:p>appear suddenly to want to start parading around in weird moods.</text:p>
      <text:p>The Chief indicated to me earlier this very day a</text:p>
      <text:p>The Metamorphosis 5 possible explanation for your neglect--it concerned the collection of cash entrusted to you a short while ago--but in</text:p>
      <text:p>truth I almost gave him my word of honour that this explanation could not be correct.</text:p>
      <text:p>However, now I see here your unimaginable pig headedness, and I am totally losing any desire to speak up for you in the slightest.</text:p>
      <text:p>And your position is not at all the most secure.</text:p>
      <text:p>Originally I intended to mention all this to you privately, but since you are</text:p>
      <text:p>letting me waste my time here uselessly, I don't know why the matter shouldn't come to the attention of your parents.</text:p>
      <text:p>Your productivity has also been very unsatisfactory recently.</text:p>
      <text:p>Of course, it's not the time of year to conduct</text:p>
      <text:p>exceptional business, we recognize that, but a time of year for conducting no business, there is no such thing at all,</text:p>
      <text:p>Mr. Samsa, and such a thing must never be."</text:p>
      <text:p>"But Mr. Manager," called Gregor, beside himself and in his agitation forgetting everything else, "I'm opening the</text:p>
      <text:p>door immediately, this very moment.</text:p>
      <text:p>A slight indisposition, a dizzy spell, has prevented me from getting up. I'm still</text:p>
      <text:p>lying in bed right now. But now I'm quite refreshed once again.</text:p>
      <text:p>I'm in the midst of getting out of bed.</text:p>
      <text:p>Just have</text:p>
      <text:p>patience for a short moment!</text:p>
      <text:p>Things are not going so well as I thought.</text:p>
      <text:p>But things are all right.</text:p>
      <text:p>How suddenly this</text:p>
      <text:p>can overcome someone!</text:p>
      <text:p>Just yesterday evening everything was fine with me. My parents certainly know that.</text:p>
      <text:p>Actually just yesterday evening I had a small premonition. People must have seen that in me.</text:p>
      <text:p>Why have I not reported that to the office!</text:p>
      <text:p>But people always think that they'll get over sickness without having to stay at home.</text:p>
      <text:p>Mr. Manager!</text:p>
      <text:p>Take it easy on my parents!</text:p>
      <text:p>There is really no basis for the criticisms which you are now making against</text:p>
      <text:p>me, and really nobody has said a word to me about that.</text:p>
      <text:p>Perhaps you have not read the latest orders which I shipped.</text:p>
      <text:p>Besides, now I'm setting out on my trip on the eight o'clock train; the few hours' rest have made me stronger. Mr.</text:p>
      <text:p>Manager, do not stay.</text:p>
      <text:p>I will be at the office in person right away. Please have the goodness to say that and to convey</text:p>
      <text:p>my respects to the Chief."</text:p>
      <text:p>While Gregor was quickly blurting all this out, hardly aware of what he was saying, he had moved close to the chest</text:p>
      <text:p>of drawers without effort, probably as a result of the practice he had already had in bed, and now he was trying to</text:p>
      <text:p>raise himself up on it.</text:p>
      <text:p>Actually, he wanted to open the door; he really wanted to let himself be seen by and to speak with the manager.</text:p>
      <text:p>He was keen to witness what the others now asking after him would say at the sight of him. If they</text:p>
      <text:p>were startled, then Gregor had no more responsibility and could be calm.</text:p>
      <text:p>But if they accepted everything quietly,</text:p>
      <text:p>then he would have no reason to get excited and, if he got a move on, could really be at the station around eight</text:p>
      <text:p>o'clock. At first he slid down a few times from the smooth chest of drawers. But at last he gave himself a final swing and</text:p>
      <text:p>stood upright there. He was no longer at all aware of the pains in his lower body, no matter how they might still</text:p>
      <text:p>sting. Now he let himself fall against the back of a nearby chair, on the edge of which he braced himself with his thin</text:p>
      <text:p>limbs. By doing this he gained control over himself and kept quiet, for he could now hear the manager.</text:p>
      <text:p>"Did you understand a single word?" the manager asked the parents, "Is he playing the fool with us?"</text:p>
      <text:p>"For God's sake," cried the mother already in tears, "perhaps he's very ill and we're upsetting him.</text:p>
      <text:p>Grete!</text:p>
      <text:p>Grete!" she yelled at that point.</text:p>
      <text:p>"Mother?" called the sister from the other side.</text:p>
      <text:p>They were making themselves understood through</text:p>
      <text:p>Gregor's room.</text:p>
      <text:p>"You must go to the doctor right away. Gregor is sick.</text:p>
      <text:p>Hurry to the doctor.</text:p>
      <text:p>Have you heard Gregor</text:p>
      <text:p>tranquilo en lugar de molestarle con lloros e intentos de persuasión.</text:p>
      <text:p>Pero la verdad es que era la incertidumbre la que apuraba a los otros y hacía perdonar su comportamiento. – Señor</text:p>
      <text:p>Samsa – exclamó entonces el apoderado levantando la voz –.¿Qué ocurre?</text:p>
      <text:p>Se atrinchera usted en su habitación,</text:p>
      <text:p>La Metamorfosis: Capítulo Uno 5</text:p>
      <text:p>contesta solamente con sí o no, preocupa usted grave e inútilmente a sus padres y, dicho sea de paso, falta usted a sus</text:p>
      <text:p>deberes de una forma verdaderamente inaudita.</text:p>
      <text:p>Hablo aquí en nombre de sus padres y de su jefe, y le exijo seriamente una explicación clara e inmediata.</text:p>
      <text:p>Estoy</text:p>
      <text:p>asombrado, estoy asombra do.</text:p>
      <text:p>Yo le tenía a usted por un hombre formal y sensato y ahora de repente parece que</text:p>
      <text:p>quiere usted empezar a hacer alarde de extravagancias extrañas.</text:p>
      <text:p>El jefe me insinuó esta mañana una posible</text:p>
      <text:p>explicación a su demora, se refería al cobro que se le ha confiado desde hace poco tiempo.</text:p>
      <text:p>Yo realmente di casi mi palabra de honor de que esta explicación no podía ser cierta.</text:p>
      <text:p>Pero en este momento veo su incomprensible obstinación y pierdo del todo el deseo de dar la cara en lo más mínimo</text:p>
      <text:p>por usted, y su posición no es, en absoluto, la más segura.</text:p>
      <text:p>En principio tenía la intención de decirle todo esto a solas, pero ya que me hace usted perder mi tiempo inútilmente</text:p>
      <text:p>no veo la razón de que no se enteren también sus señores padres.</text:p>
      <text:p>Su rendimiento en los últimos tiempos ha sido muy</text:p>
      <text:p>poco satisfactorio, cierto que no es la época del año apropiada para hacer grandes negocios, eso lo reconocemos,</text:p>
      <text:p>pero una época del año para no hacer negocios no existe, señor Samsa, no debe existir. – Pero señor apoderado –</text:p>
      <text:p/>
      <text:p>gritó Gregorio fuera de sí, y en su irritación olvidó todo lo demás –, abro inmediatamente la puerta.</text:p>
      <text:p>Una ligera</text:p>
      <text:p>indisposición, un mareo, me han impedido levantarme.</text:p>
      <text:p>Todavía estoy en la cama, pero ahora ya estoy otra vez despejado.</text:p>
      <text:p>Ahora mismo me levanto de la cama.</text:p>
      <text:p>¡Sólo un</text:p>
      <text:p>momentito de paciencia!</text:p>
      <text:p>Todavía no me encuentro tan bien como creía, pero ya estoy mejor.</text:p>
      <text:p>¡Cómo puede atacar a</text:p>
      <text:p/>
      <text:p>una persona una cosa así!</text:p>
      <text:p>Ayer por la tarde me encontraba bastante bien, mis padres bien lo saben o, mejor dicho, ya</text:p>
      <text:p>ayer por la tarde tuve una pequeña corazonada, tendría que habérseme notado.</text:p>
      <text:p>¡Por qué no lo avisé en el almacén!</text:p>
      <text:p>Pero lo cierto es que siempre se piensa que se superará la enfermedad sin tener</text:p>
      <text:p>que quedarse.</text:p>
      <text:p/>
      <text:p>¡Señor apoderado, tenga consideración con mis padres!</text:p>
      <text:p>No hay motivo alguno para todos los</text:p>
      <text:p>reproches que me hace usted; nunca se me dijo una palabra de todo eso; quizá no haya leído los últimos pedidos que</text:p>
      <text:p>he enviado. Por cierto, que en el tren de las ocho salgo de viaje, las pocas horas de sosiego me han dado fuerza.</text:p>
      <text:p>No se entretenga</text:p>
      <text:p>usted, señor apoderado; yo mismo estaré enseguida en el almacén, tenga usted la bondad de decirlo y de saludar de</text:p>
      <text:p>mi parte al jefe.</text:p>
      <text:p>Y mientras Gregorio farfullaba atropelladamente todo esto, y apenas sabía lo que decía, se había acercado un poco al</text:p>
      <text:p>armario, seguramente como consecuencia del ejercicio ya practicado en la cama, e intentaba ahora levantarse</text:p>
      <text:p>apoyado en él.</text:p>
      <text:p>Quería de verdad abrir la puerta, deseaba sinceramente dejarse ver y hablar con el apoderado; estaba deseoso de</text:p>
      <text:p>saber lo que los otros, que tanto deseaban verle, dirían ante su presencia.</text:p>
      <text:p>Si se asustaban, Gregorio no tendría ya</text:p>
      <text:p>responsabilidad alguna y podría estar tranquilo, pero si lo aceptaban todo con tranquilidad entonces tampoco tenía</text:p>
      <text:p>motivo para excitarse y, de hecho, podría, si se daba prisa, estar a las ocho en la estación.</text:p>
      <text:p>Al principio se resbaló varias veces del liso armario, pero finalmente se dio con fuerza un último impulso y</text:p>
      <text:p>permaneció erguido; ya no prestaba atención alguna a los dolores de vientre, aunque eran muy agudos.</text:p>
      <text:p>Entonces se dejó caer contra el respaldo de una silla cercana, a cuyos bordes se agarró fuertemente con sus patitas.</text:p>
      <text:p>Con esto había conseguido el dominio sobre sí, y enmudeció porque ahora podía escuchar al apoderado.</text:p>
      <text:p>¿Han entendido ustedes una sola palabra? – Preguntó el apoderado a los padres –.¿O es que nos toma por tontos? – ¡Por el</text:p>
      <text:p>amor de Dios! – Exclamó la madre entre sollozos –, quizá esté gravemente enfermo y nosotros le atormentamos.</text:p>
      <text:p>¡Grete!</text:p>
      <text:p>¡Arete! – gritó después.</text:p>
      <text:p>¿Qué, madre? – dijo la hermana desde el otro lado.</text:p>
      <text:p>Se comunicaban a través de la</text:p>
      <text:p>habitación de Gregorio –.</text:p>
      <text:p>Tienes que ir inmediatamente al médico, Gregorio está enfermo.</text:p>
      <text:p>Rápido, a buscar al</text:p>
      <text:p/>
      <text:p>speak yet?"</text:p>
      <text:p>"That was an animal's voice," said the manager, remarkably quietly in comparison to the mother's cries.</text:p>
      <text:p>"Anna! Anna!' yelled the father through the hall into the kitchen, clapping his hands, "fetch a locksmith right away!"</text:p>
      <text:p>The two young women were already running through the hall with swishing skirts (how had his sister dressed herself</text:p>
      <text:p>so quickly?) and yanked open the doors of the apartment.</text:p>
      <text:p>One couldn't hear the doors closing at all.</text:p>
      <text:p>They probably</text:p>
      <text:p>had left them open, as is customary in an apartment in which a huge misfortune has taken place.</text:p>
      <text:p>However, Gregor had become much calmer.</text:p>
      <text:p>All right, people did not understand his words any more, although they</text:p>
      <text:p>seemed clear enough to him, clearer than previously, perhaps because his ears had gotten used to them.</text:p>
      <text:p>But at least people now thought that things were not all right with him and were prepared to help him.</text:p>
      <text:p>The confidence and</text:p>
      <text:p>assurance with which the first arrangements had been carried out made him feel good. He felt himself included once</text:p>
      <text:p>again in the circle of humanity and was expecting from both the doctor and the locksmith, without differentiating</text:p>
      <text:p>between them with any real precision, splendid and surprising results.</text:p>
      <text:p>In order to get as clear a voice as possible for</text:p>
      <text:p>The Metamorphosis 6 the critical conversation which was imminent, he coughed a little, and certainly took the trouble to do this in a really</text:p>
      <text:p>subdued way, since it was possible that even this noise sounded like something different from a human cough.</text:p>
      <text:p>He no longer trusted himself to decide any more.</text:p>
      <text:p>Meanwhile in the next room it had become really quiet. Perhaps his</text:p>
      <text:p>parents were sitting with the manager at the table and were whispering; perhaps they were all leaning against the</text:p>
      <text:p>door and listening.</text:p>
      <text:p>Gregor pushed himself slowly towards the door, with the help of the easy chair, let go of it there, threw himself</text:p>
      <text:p>against the door, held himself upright against it (the balls of his tiny limbs had a little sticky stuff on them), and</text:p>
      <text:p>rested there momentarily from his exertion.</text:p>
      <text:p>Then he made an effort to turn the key in the lock with his mouth.</text:p>
      <text:p>Unfortunately it seemed that he had no real teeth.</text:p>
      <text:p>How then was he to grab hold of the key? But to make up for that</text:p>
      <text:p>his jaws were naturally very strong; with their help he managed to get the key really moving, and he did not notice</text:p>
      <text:p>that he was obviously inflicting some damage on himself, for a brown fluid came out of his mouth, flowed over the</text:p>
      <text:p>key, and dripped onto the floor.</text:p>
      <text:p>"Just listen for a moment," said the manager in the next room, "he's turning the key." For Gregor that was a great</text:p>
      <text:p>encouragement.</text:p>
      <text:p>But they all should've called out to him, including his father and mother, "Come on, Gregor," they</text:p>
      <text:p>should've shouted, "keep going, keep working on the lock."</text:p>
      <text:p>Imagining that all his efforts were being followed with</text:p>
      <text:p>suspense, he bit down frantically on the key with all the force he could muster. As the key turned more, he danced</text:p>
      <text:p>around the lock.</text:p>
      <text:p>Now he was holding himself upright only with his mouth, and he had to hang onto the key or then</text:p>
      <text:p>press it down again with the whole weight of his body, as necessary.</text:p>
      <text:p>The quite distinct click of the lock as it finally</text:p>
      <text:p>snapped really woke Gregor up.</text:p>
      <text:p>Breathing heavily he said to himself, "So I didn't need the locksmith," and he set his</text:p>
      <text:p>head against the door handle to open the door completely.</text:p>
      <text:p>Because he had to open the door in this way, it was already open very wide without him yet being really visible. He</text:p>
      <text:p>first had to turn himself slowly around the edge of the door, very carefully, of course, if he did not want to fall</text:p>
      <text:p>awkwardly on his back right at the entrance into the room.</text:p>
      <text:p>He was still preoccupied with this difficult movement and</text:p>
      <text:p>had no time to pay attention to anything else, when he heard the manager exclaim a loud "Oh!" (it sounded like the</text:p>
      <text:p>wind whistling), and now he saw him, nearest to the door, pressing his hand against his open mouth and moving</text:p>
      <text:p>slowly back, as if an invisible constant force was pushing him away.</text:p>
      <text:p>His mother (in spite of the presence of the</text:p>
      <text:p>manager she was standing here with her hair sticking up on end, still a mess from the night) with her hands clasped</text:p>
      <text:p>was looking at his father; she then went two steps towards Gregor and collapsed right in the middle of her skirts</text:p>
      <text:p>spreading out all around her, her face sunk on her breast, completely concealed.</text:p>
      <text:p>His father clenched his fist with a</text:p>
      <text:p>hostile expression, as if he wished to push Gregor back into his room, then looked uncertainly around the living</text:p>
      <text:p>room, covered his eyes with his hands, and cried so that his mighty breast shook.</text:p>
      <text:p>At this point Gregor did not take one step into the room, but leaned his body from the inside against the firmly bolted</text:p>
      <text:p>wing of the door, so that only half his body was visible, as well as his head, titled sideways, with which he peeped</text:p>
      <text:p>over at the others.</text:p>
      <text:p>Meanwhile it had become much brighter.</text:p>
      <text:p>Standing out clearly from the other side of the street was</text:p>
      <text:p>a part of the endless gray-black house situated opposite (it was a hospital) with its severe regular windows breaking</text:p>
      <text:p>up the facade.</text:p>
      <text:p>The rain was still coming down, but only in large individual drops visibly and firmly thrown down</text:p>
      <text:p>one by one onto the ground.</text:p>
      <text:p>The breakfast dishes were standing piled around on the table, because for his father</text:p>
      <text:p>médico.</text:p>
      <text:p>¿Acabas de oír hablar a Gregorio? – Es una voz de animal – dijo el apoderado en un tono de voz</text:p>
      <text:p>extremadamente bajo comparado con los gritos de la madre. – ¡Anna! iAnna! – gritó el padre en dirección a la</text:p>
      <text:p>cocina, a través de la antesala, y dando palmadas –.¡Ve a buscar inmediatamente un cerrajero! Y ya corrían las dos</text:p>
      <text:p>muchachas haciendo ruido con sus faldas por la antesala ¿cómo se habría vestido la hermana tan deprisa? – y</text:p>
      <text:p>La Metamorfosis: Capítulo Uno 6</text:p>
      <text:p>abrieron la puerta de par en par.</text:p>
      <text:p>No se oyó cerrar la puerta, seguramente la habían dejado abierta como suele ocurrir en las casas en las que ha ocurrido una gran desgracia.</text:p>
      <text:p>Pero Gregorio ya estaba mucho más tranquilo.</text:p>
      <text:p>Así es que ya no se entendían sus palabras a pesar de que a él le habían parecido lo suficientemente claras, más claras que antes,</text:p>
      <text:p>sin duda como consecuencia de que el oído se iba acostumbrando.</text:p>
      <text:p>Pero en todo caso ya se creía en el hecho de que algo andaba mal respecto a Gregorio, y se estaba dispuesto a</text:p>
      <text:p>prestarle ayuda.</text:p>
      <text:p>La decisión y seguridad con que fueron tomadas las primeras disposiciones le sentaron bien.</text:p>
      <text:p>De nuevo se consideró incluido en el círculo humano y esperaba de ambos, del médico y del cerrajero, sin</text:p>
      <text:p>distinguirlos del todo entre sí, excelentes y sorprendentes resultados.</text:p>
      <text:p/>
      <text:p>Con el fin de tener una voz lo más clara posible en las decisivas conversaciones que se avecinaban, tosió un poco</text:p>
      <text:p>esforzándose, sin embargo, por hacerlo con mucha moderación, porque posiblemente incluso ese ruido sonaba de</text:p>
      <text:p>una forma distinta a la voz humana, hecho que no confiaba poder distinguir él mismo.</text:p>
      <text:p>Mientras tanto en la habitación contigua reinaba el silencio.</text:p>
      <text:p>Quizá los padres estaban sentados a la mesa con el apoderado y</text:p>
      <text:p>cuchicheaban, quizá todos estaban arrimados a la puerta y escuchaban.</text:p>
      <text:p>Gregorio se acercó lentamente hacia la puerta con la ayuda de la silla, allí la soltó, se arrojó contra la puerta, se</text:p>
      <text:p>mantuvo erguido sobre ella – las callosidades de sus patitas estaban provistas de una substancia pegajosa – y</text:p>
      <text:p>descansó allí, durante un momento, del esfuerzo realizado.</text:p>
      <text:p>A continuación comenzó a girar con la boca la llave, que</text:p>
      <text:p>estaba dentro de la cerradura.</text:p>
      <text:p>Por desgracia, no parecía tener dientes propiamente dichos ¿con qué iba a agarrar la llave? –, pero, por el contrario,</text:p>
      <text:p>las mandíbulas eran, desde luego, muy poderosas, con su ayuda puso la llave, efectivamente, en movimiento, y no se</text:p>
      <text:p>daba cuenta de que, sin duda, se estaba causando algún daño, porque un líquido parduzco le salía de la boca,</text:p>
      <text:p>chorreaba por la llave y goteaba hasta el suelo.</text:p>
      <text:p>– Escuchen ustedes – dijo el apoderado en la habitación contigua –, está dando la vuelta a la llave.</text:p>
      <text:p>Esto significó un</text:p>
      <text:p>gran estímulo para Gregorio; pero todos debían haberle animado, incluso el padre y la madre. «iVamos Gregorio! –</text:p>
      <text:p>debían haber aclamado –. ¡Duro con ello, duro con la cerradura!»</text:p>
      <text:p>Y ante la idea de que todos seguían con</text:p>
      <text:p>expectación sus esfuerzos, se aferró ciegamente a la llave con todas las fuerzas que fue capaz de reunir.</text:p>
      <text:p>A medida</text:p>
      <text:p>que avanzaba el giro de la llave, Gregorio se movía en torno a la cerradura, ya sólo se mantenía de pie con la boca, y,</text:p>
      <text:p>según era necesario, se colgaba de la llave o la apretaba de nuevo hacia dentro con todo el peso de su cuerpo. El</text:p>
      <text:p>sonido agudo de la cerradura, que se abrió por fin, despertó del todo a Gregorio.</text:p>
      <text:p>Respirando profundamente dijo para</text:p>
      <text:p>sus adentros: «No he necesitado al cerrajero», y apoyó la cabeza sobre el picaporte para abrir la puerta del todo.</text:p>
      <text:p>Como tuvo que abrir la puerta de esta forma, ésta estaba ya bastante abierta y todavía no se le veía.</text:p>
      <text:p>En primer lugar tenía que darse lentamente la vuelta sobre sí mismo, alrededor de la hoja de la puerta, y ello con</text:p>
      <text:p>mucho cuidado si no quería caer torpemente de espaldas justo ante el umbral de la habitación.</text:p>
      <text:p>Todavía estaba</text:p>
      <text:p>absorto en llevar a cabo aquel difícil movimiento y no tenía tiempo de prestar atención a otra cosa, cuando escuchó</text:p>
      <text:p>al apoderado lanzar en voz alta un «¡Oh!» que sonó como un silbido del viento, y en ese momento vio también cómo</text:p>
      <text:p>aquél, que era el más cercano a la puerta, se tapaba con la mano la boca abierta y retrocedía lentamente como si le</text:p>
      <text:p>empujase una fuerza invisible que actuaba regularmente.</text:p>
      <text:p>La madre – a pesar de la presencia del apoderado, estaba allí con los cabellos desenredados y levantados hacia arriba</text:p>
      <text:p>de haber pasado la noche – miró en primer lugar al padre con las manos juntas, dio a continuación dos pasos hacia</text:p>
      <text:p>Gregorio y, con el rostro completamente oculto en su pecho, cayó al suelo en medio de sus faldas, que quedaron</text:p>
      <text:p>extendidas a su alrededor.</text:p>
      <text:p>El padre cerró el puño con expresión amenazadora, como si quisiera empujar de nuevo a Gregorio a su habitación,</text:p>
      <text:p>miró inseguro a su alrededor por el cuarto de estar, después se tapó los ojos con las manos y lloró de tal forma que su</text:p>
      <text:p>robusto pecho se estremecía por el llanto.</text:p>
      <text:p>Gregorio no entró, pues, en la habitación, sino que se apoyó en la parte intermedia de la hoja de la puerta que</text:p>
      <text:p>permanecía cerrada, de modo que sólo podía verse la mitad de su cuerpo y sobre él la cabeza, inclinada a un lado,</text:p>
      <text:p>La Metamorfosis: Capítulo Uno 7</text:p>
      <text:p>con la cual miraba hacia los demás.</text:p>
      <text:p>Entre tanto el día había aclarado; al otro lado de la calle se distinguía claramente</text:p>
      <text:p>una parte del edificio de enfrente, negruzco e interminable era un hospital'º , con sus ventanas regulares que rompían</text:p>
      <text:p>duramente la fachada.</text:p>
      <text:p>Todavía caía la lluvia, pero sólo a grandes gotas, que se distinguían una por una, y que eran lanzadas hacia abajo</text:p>
      <text:p>aisladamente sobre la tierra.</text:p>
      <text:p>Las piezas de la vajilla del desayuno se extendían en gran cantidad sobre la mesa porque</text:p>
      <text:p>breakfast was the most important meal time in the day, which he prolonged for hours by reading various newspapers.</text:p>
      <text:p>Directly across on the opposite wall hung a photograph of Gregor from the time of his military service; it was a</text:p>
      <text:p>picture of him as a lieutenant, as he, smiling and worry free, with his hand on his sword, demanded respect for his</text:p>
      <text:p>bearing and uniform.</text:p>
      <text:p>The door to the hall was ajar, and since the door to the apartment was also open, one saw out</text:p>
      <text:p>into the landing of the apartment and the start of the staircase going down.</text:p>
      <text:p>"Now," said Gregor, well aware that he was the only one who had kept his composure.</text:p>
      <text:p>"I'll get dressed right away, pack up the collection of samples, and set off.</text:p>
      <text:p>You'll allow me to set out on my way, will you not?</text:p>
      <text:p>You see, Mr.</text:p>
      <text:p>Manager, I am not pig-headed, and I am happy to work. Traveling is exhausting, but I couldn't live without it.</text:p>
      <text:p>Where are you going, Mr. Manager?</text:p>
      <text:p>To the office?</text:p>
      <text:p>Really?</text:p>
      <text:p>Will you report everything truthfully?</text:p>
      <text:p>A person can be</text:p>
      <text:p>The Metamorphosis 7 incapable of work momentarily, but that is precisely the best time to remember the earlier achievements and to</text:p>
      <text:p>consider that later, after the obstacles have been shoved aside, the person will work all the more keenly and</text:p>
      <text:p>intensely.</text:p>
      <text:p>I am really so indebted to Mr. Chief--you know that perfectly well.</text:p>
      <text:p>On the other hand, I am concerned</text:p>
      <text:p>about my parents and my sister.</text:p>
      <text:p>I'm in a fix, but I'll work myself out of it again.</text:p>
      <text:p>Don't make things more difficult for</text:p>
      <text:p>me than they already are.</text:p>
      <text:p>Speak up on my behalf in the office!</text:p>
      <text:p>People don't like traveling salesmen.</text:p>
      <text:p>I know that. People think they earn pots of money and thus lead a fine life.</text:p>
      <text:p>People don't even have any special reason to think through this judgment more clearly.</text:p>
      <text:p>But you, Mr. Manager, you have a better perspective on the interconnections</text:p>
      <text:p>than the other people, even, I tell you in total confidence, a better perspective than Mr. Chairman himself, who in his</text:p>
      <text:p>capacity as the employer may let his judgment make casual mistakes at the expense of an employee.</text:p>
      <text:p>You also know well enough that the traveling salesman who is outside the office almost the entire year can become so easily a</text:p>
      <text:p>victim of gossip, coincidences, and groundless complaints, against which it's impossible for him to defend himself,</text:p>
      <text:p>since for the most part he doesn't hear about them at all and only then when he's exhausted after finishing a trip, and</text:p>
      <text:p>gets to feel in his own body at home the nasty consequences, which can't be thoroughly explored back to their</text:p>
      <text:p>origins.</text:p>
      <text:p>Mr. Manager, don't leave without speaking a word telling me that you'll at least concede that I'm a little in</text:p>
      <text:p>the right!"</text:p>
      <text:p>But at Gregor's first words the manager had already turned away, and now he looked back at Gregor over his</text:p>
      <text:p>twitching shoulders with pursed lips.</text:p>
      <text:p>During Gregor's speech he was not still for a moment, but was moving away</text:p>
      <text:p>towards the door, without taking his eyes off Gregor, but really gradually, as if there was a secret ban on leaving the</text:p>
      <text:p>room.</text:p>
      <text:p>He was already in the hall, and after the sudden movement with which he finally pulled his foot out of the</text:p>
      <text:p>living room, one could have believed that he had just burned the sole of his foot.</text:p>
      <text:p>In the hall, however, he stretched</text:p>
      <text:p>out his right hand away from his body towards the staircase, as if some truly supernatural relief was waiting for him</text:p>
      <text:p>there.</text:p>
      <text:p>Gregor realized that he must not under any circumstances allow the manager to go away in this frame of mind,</text:p>
      <text:p>especially if his position in the firm was not to be placed in the greatest danger.</text:p>
      <text:p>His parents did not understand all</text:p>
      <text:p>this very well. Over the long years, they had developed the conviction that Gregor was set up for life in his firm and,</text:p>
      <text:p>in addition, they had so much to do nowadays with their present troubles that all foresight was foreign to them.</text:p>
      <text:p/>
      <text:p>But</text:p>
      <text:p>Gregor had this foresight.</text:p>
      <text:p>The manager must be held back, calmed down, convinced, and finally won over.</text:p>
      <text:p>The</text:p>
      <text:p>future of Gregor and his family really depended on it!</text:p>
      <text:p>If only the sister had been there!</text:p>
      <text:p>She was clever.</text:p>
      <text:p>She had already cried while Gregor was still lying quietly on his back. And the manager, this friend of the ladies, would</text:p>
      <text:p>certainly let himself be guided by her. She would have closed the door to the apartment and talked him out of his</text:p>
      <text:p>fright in the hall.</text:p>
      <text:p>But the sister was not even there. Gregor must deal with it himself.</text:p>
      <text:p>Without thinking that as yet he didn't know anything about his present ability to move and without thinking that his</text:p>
      <text:p>speech possibly (indeed probably) had once again not been understood, he left the wing of the door, pushed himself</text:p>
      <text:p>through the opening, and wanted to go over to the manager, who was already holding tight onto the handrail with</text:p>
      <text:p>para el padre el desayuno era la comida principal del día, que prolongaba durante horas con la lectura de diversos periódicos.</text:p>
      <text:p>Justamente en la pared de enfrente había una fotografía de Gregorio, de la época de su servicio militar, que le</text:p>
      <text:p>representaba con uniforme de teniente, y cómo, con la mano sobre la espada, sonriendo despreocupadamente, exigía</text:p>
      <text:p>respeto para su actitud y su uniforme.</text:p>
      <text:p>La puerta del vestíbulo estaba abierta y, como la puerta del piso también estaba abierta, se podía ver el rellano de la</text:p>
      <text:p>escalera y el comienzo de la misma, que conducía hacia abajo.</text:p>
      <text:p>Bueno- dijo Gregorio, y era completamente consciente de que era el único que había conservado la tranquilidad, me</text:p>
      <text:p>vestiré inmediatamente, empaquetaré el muestrario y saldré de viaje.</text:p>
      <text:p>¿Queréis dejarme marchar?</text:p>
      <text:p>Bueno, señor</text:p>
      <text:p>apoderado, ya ve usted que no soy obstinado y me gusta trabajar, viajar es fatigoso, pero no podría vivir sin viajar.</text:p>
      <text:p>¿Adónde va usted, señor apoderado?</text:p>
      <text:p>¿Al almacén?</text:p>
      <text:p>¿Sí?</text:p>
      <text:p>¿Lo contará usted todo tal como es en realidad?</text:p>
      <text:p>En un</text:p>
      <text:p>momento dado puede uno ser incapaz de trabajar, pero después llega el momento preciso de acordarse de los</text:p>
      <text:p>servicios prestados y de pensar que después, una vez superado el obstáculo, uno trabajará, con toda seguridad, con</text:p>
      <text:p>más celo y concentración.</text:p>
      <text:p/>
      <text:p>Yo le debo mucho al jefe, bien lo sabe usted.</text:p>
      <text:p>Por otra parte, tengo a mi cuidado a mis padres y a mi hermana.</text:p>
      <text:p>Estoy en un aprieto, pero saldré de él.</text:p>
      <text:p>Pero no me lo</text:p>
      <text:p>haga usted más difícil de lo que ya es.</text:p>
      <text:p>¡Póngase de mi parte en el almacén!</text:p>
      <text:p>Ya sé que no se quiere bien al viajante.</text:p>
      <text:p>Se piensa que gana un montón de dinero y se da la gran vida.</text:p>
      <text:p>Es cierto que no hay una razón especial para meditar a fondo sobre este prejuicio, pero usted, señor apoderado, usted</text:p>
      <text:p>tiene una visión de conjunto de las circunstancias mejor que la que tiene el resto del personal; sí, en confianza,</text:p>
      <text:p>incluso una visión de conjunto mejor que la del mismo jefe, que, en su condición de empresario, cambia fácilmente</text:p>
      <text:p>de opinión en perjuicio del empleado.</text:p>
      <text:p>También sabe usted muy bien que el viajante, que casi todo el año está fuera del almacén, puede convertirse</text:p>
      <text:p>fácilmente en víctima de murmuraciones, casualidades y quejas infundadas, contra las que le resulta absolutamente</text:p>
      <text:p>imposible defenderse, porque la mayoría de las veces no se entera de ellas y más tarde, cuando, agotado, ha</text:p>
      <text:p>terminado un viaje, siente sobre su propia carne, una vez en el hogar, las funestas consecuencias cuyas causas no</text:p>
      <text:p>puede comprender.</text:p>
      <text:p>Señor apoderado, no se marche usted sin haberme dicho una palabra que me demuestre que, al menos en una</text:p>
      <text:p>pequeña parte, me da usted la razón.</text:p>
      <text:p>Pero el apoderado ya se había dado la vuelta a las primeras palabras de</text:p>
      <text:p>Gregorio, y por encima del hombro, que se movía convulsivamente, miraba hacia Gregorio poniendo los labios en</text:p>
      <text:p>forma de morro, y mientras Gregorio hablaba no estuvo quieto ni un momento, sino que, sin perderle de vista, se iba</text:p>
      <text:p>deslizando hacia la puerta, pero muy lentamente, como si existiese una prohibición secreta de abandonar la</text:p>
      <text:p>habitación.</text:p>
      <text:p>Ya se encontraba en el vestíbulo y, a juzgar por el movimiento repentino con que sacó el pie por última vez del</text:p>
      <text:p>cuarto de estar, podría haberse creído que acababa de quemarse la suela.</text:p>
      <text:p/>
      <text:p>Ya en el vestíbulo, extendió la mano derecha lejos de sí y en dirección a la escalera, como si allí le esperase</text:p>
      <text:p>realmente una salvación sobrenatural.</text:p>
      <text:p>Gregorio comprendió que, de ningún modo, debía dejar marchar al apoderado en este estado de ánimo, si es que no</text:p>
      <text:p>quería ver extremadamente amenazado su trabajo en el almacén.</text:p>
      <text:p>Los padres no entendían todo esto demasiado bien:</text:p>
      <text:p>durante todos estos largos años habían llegado al convencimiento de que Gregorio estaba colocado en este almacén</text:p>
      <text:p>para el resto de su vida, y además, con las preocupaciones actuales, tenían tanto que hacer, que habían perdido toda</text:p>
      <text:p>La Metamorfosis: Capítulo Uno 8</text:p>
      <text:p>previsión.</text:p>
      <text:p>Pero Gregorio poseía esa previsión.</text:p>
      <text:p>El apoderado tenía que ser retenido, tranquilizado, persuadido y, finalmente,</text:p>
      <text:p>atraído.</text:p>
      <text:p>¡El futuro de Gregorio y de su familia dependía de ello!</text:p>
      <text:p>¡Si hubiese estado aquí la hermana!</text:p>
      <text:p>Ella era lista; ya</text:p>
      <text:p>había llorado cuando Gregorio toda vía estaba tranquilamente sobre su espalda, y seguro que el apoderado, ese</text:p>
      <text:p>aficionado a las mujeres, se hubiese dejado llevar por ella; ella habría cerrado la puerta del piso y en el vestí bulo le</text:p>
      <text:p>hubiese disuadido de su miedo.</text:p>
      <text:p>Pero lo cierto es que la hermana no estaba aquí y Gregorio tenía que actuar.</text:p>
      <text:p>Y sin pensar que no conocía todavía su</text:p>
      <text:p>actual capacidad de movimiento, y que sus palabras posiblemente, seguramente incluso, no habían sido entendidas,</text:p>
      <text:p>abandonó la hoja de la puerta y se deslizó a través del hueco abierto.</text:p>
      <text:p>both hands on the landing in a ridiculous way. But as he looked for something to hold onto, with a small scream</text:p>
      <text:p>Gregor immediately fell down onto his numerous little legs.</text:p>
      <text:p>Scarcely had this happened, when he felt for the first</text:p>
      <text:p>time that morning a general physical well being. The small limbs had firm floor under them; they obeyed perfectly,</text:p>
      <text:p>as he noticed to his joy, and strove to carry him forward in the direction he wanted.</text:p>
      <text:p>Right away he believed that the final amelioration of all his suffering was immediately at hand.</text:p>
      <text:p>But at the very moment when he lay on the floor</text:p>
      <text:p>rocking in a restrained manner quite close and directly across from his mother (apparently totally sunk into herself)</text:p>
      <text:p>she suddenly sprang right up with her arms spread far apart and her fingers extended and cried out, "Help, for God's</text:p>
      <text:p>sake, help!" She held her head bowed down, as if she wanted to view Gregor better, but ran senselessly back,</text:p>
      <text:p>contradicting that gesture, forgetting that behind her stood the table with all the dishes on it. When she reached the</text:p>
      <text:p>table, she sat down heavily on it, as if absent-mindedly, and did not appear to notice at all that next to her coffee was</text:p>
      <text:p>pouring out onto the carpet in a full stream from the large overturned container.</text:p>
      <text:p>The Metamorphosis 8 "Mother, mother," said Gregor quietly, and looked over towards her.</text:p>
      <text:p>The manager momentarily had disappeared</text:p>
      <text:p>completely from his mind; by contrast, at the sight of the flowing coffee he couldn't stop himself snapping his jaws</text:p>
      <text:p>in the air a few times .</text:p>
      <text:p>At that his mother screamed all over again, hurried from the table, and collapsed into the arms</text:p>
      <text:p>of his father, who was rushing towards her.</text:p>
      <text:p>But Gregor had no time right now for his parents: the manager was</text:p>
      <text:p>already on the staircase.</text:p>
      <text:p>His chin level with the banister, the manager looked back for the last time. Gregor took an</text:p>
      <text:p>initial movement to catch up to him if possible.</text:p>
      <text:p>But the manager must have suspected something, because he made a leap down over a few stairs and disappeared, still shouting "Huh!"</text:p>
      <text:p>The sound echoed throughout the entire stairwell.</text:p>
      <text:p>Now, unfortunately this flight of the manager also seemed completely to bewilder his father, who earlier had been</text:p>
      <text:p>relatively calm, for instead of running after the manager himself or at least not hindering Gregor from his pursuit,</text:p>
      <text:p>with his right hand he grabbed hold of the manager's cane, which he had left behind with his hat and overcoat on a</text:p>
      <text:p>chair. With his left hand, his father picked up a large newspaper from the table and, stamping his feet on the floor, he</text:p>
      <text:p>set out to drive Gregor back into his room by waving the cane and the newspaper.</text:p>
      <text:p>No request of Gregor's was of any</text:p>
      <text:p>use; no request would even be understood. No matter how willing he was to turn his head respectfully, his father just</text:p>
      <text:p>stomped all the harder with his feet.</text:p>
      <text:p>Across the room from him his mother had pulled open a window, in spite of the cool weather, and leaning out with</text:p>
      <text:p>her hands on her cheeks, she pushed her face far outside the window.</text:p>
      <text:p>Between the alley and the stair well a strong</text:p>
      <text:p>draught came up, the curtains on the window flew around, the newspapers on the table swished, and individual</text:p>
      <text:p>sheets fluttered down over the floor.</text:p>
      <text:p>The father relentlessly pressed forward pushing out sibilants, like a wild man.</text:p>
      <text:p>Now, Gregor had no practice at all in going backwards; it was really going very slowly.</text:p>
      <text:p>If Gregor only had been</text:p>
      <text:p>allowed to turn himself around, he would have been in his room right away, but he was afraid to make his father</text:p>
      <text:p>impatient by the time-consuming process of turning around, and each moment he faced the threat of a mortal blow</text:p>
      <text:p>on his back or his head from the cane in his father's hand.</text:p>
      <text:p>Finally Gregor had no other option, for he noticed with</text:p>
      <text:p>horror that he did not understand yet how to maintain his direction going backwards. And so he began, amid</text:p>
      <text:p>constantly anxious sideways glances in his father's direction, to turn himself around as quickly as possible (although</text:p>
      <text:p>in truth this was only very slowly).</text:p>
      <text:p>Perhaps his father noticed his good intentions, for he did not disrupt Gregor in</text:p>
      <text:p>this motion, but with the tip of the cane from a distance he even directed here and there Gregor's rotating movement.</text:p>
      <text:p>If only there hadn't been his father's unbearable hissing!</text:p>
      <text:p>Because of that Gregor totally lost his head. He was already</text:p>
      <text:p>almost totally turned around, when, always with this hissing in his ear, he just made a mistake and turned himself</text:p>
      <text:p>back a little.</text:p>
      <text:p>But when he finally was successful in getting his head in front of the door opening, it became clear that</text:p>
      <text:p>his body was too wide to go through any further.</text:p>
      <text:p>Naturally his father, in his present mental state, had no idea of</text:p>
      <text:p>opening the other wing of the door a bit to create a suitable passage for Gregor to get through.</text:p>
      <text:p>His single fixed thought was that Gregor must get into his room as quickly as possible. He would never have allowed the elaborate</text:p>
      <text:p>preparations that Gregor required to orient himself and thus perhaps get through the door.</text:p>
      <text:p>On the contrary, as if there</text:p>
      <text:p>were no obstacle and with a peculiar noise, he now drove Gregor forwards.</text:p>
      <text:p>Behind Gregor the sound was at this</text:p>
      <text:p>point no longer like the voice of only a single father. Now it was really no longer a joke, and Gregor forced himself,</text:p>
      <text:p>come what might, into the door.</text:p>
      <text:p>One side of his body was lifted up. He lay at an angle in the door opening.</text:p>
      <text:p>His one flank was sore with the scraping. On the white door ugly blotches were left.</text:p>
      <text:p>Soon he was stuck fast and would have not been able to move any more on his own.</text:p>
      <text:p>The tiny legs on one side hung twitching in the air above, the ones on</text:p>
      <text:p>Pretendía dirigirse hacia el apodera do que, de una forma grotesca, se agarraba ya con ambas manos a la barandilla</text:p>
      <text:p>del rellano; pero, buscando algo en que apoyarse, se cayó inmediatamente sobre sus múltiples patitas, dando un</text:p>
      <text:p>pequeño grito.</text:p>
      <text:p>Apenas había sucedido esto, sintió por primera vez en esta mañana un bienestar físico: las patitas tenían suelo firme</text:p>
      <text:p>por debajo, obedecían a la perfección, como advirtió con alegría; incluso intentaban transportarle hacia donde él</text:p>
      <text:p>quería; y ya creía Gregorio que el alivio definitivo de todos sus males se encontraba a su alcance; pero en el mismo</text:p>
      <text:p>momento en que, balanceándose por el movimiento reprimido, no lejos de su madre, permanecía en el suelo justo</text:p>
      <text:p>enfrente de ella, ésta, que parecía completamente sumida en sus propios pensamientos, dio un salto hacia arriba, con</text:p>
      <text:p>los brazos extendidos, con los dedos muy separados entre sí, y exclamó: – ¡Socorro, por el amor de Dios, socorro!</text:p>
      <text:p>Mantenía la cabeza inclinada, como si quisiera ver mejor a Gregorio, pero, en contradicción con ello, retrocedió</text:p>
      <text:p>atropelladamente; había olvidado que detrás de ella estaba la mesa puesta; cuando hubo llegado a ella, se sentó</text:p>
      <text:p>encima precipitadamente, como fuera de sí, y no pareció notar que, junto a ella, el café de la cafetera volcada, caía a</text:p>
      <text:p/>
      <text:p>chorros sobre la alfombra. – iMadre, madre! – dijo Gregorio en voz baja, y miró hacia ella.</text:p>
      <text:p/>
      <text:p>Por un momento había olvidado completamente al apoderado; por el contrario, no pudo evitar, a la vista del café que</text:p>
      <text:p>se derramaba, abrir y cerrar varias veces sus mandíbulas al vacío.</text:p>
      <text:p>Al verlo la madre gritó nuevamente, huyó de la</text:p>
      <text:p>mesa y cayó en los brazos del padre, que corría a su encuentro.</text:p>
      <text:p>Pero Gregorio no tenía ahora tiempo para sus padres.</text:p>
      <text:p>El apoderado se encontraba ya en la escalera; con la barbilla sobre la barandilla miró de nuevo por última vez.</text:p>
      <text:p>Gregorio tomó impulso para alcanzarle con la mayor seguridad posible.</text:p>
      <text:p/>
      <text:p>El apoderado debió adivinar algo, porque saltó de una vez varios escalones y desapareció; pero lanzó aún un «¡Uh!»,</text:p>
      <text:p>que se oyó en toda la escalera.</text:p>
      <text:p>Lamentablemente esta huida del apoderado pareció desconcertar del todo al padre,</text:p>
      <text:p>que hasta ahora había estado relativamente sereno, pues en lugar de perseguir él mismo al apoderado, o, al menos, no</text:p>
      <text:p>obstaculizar a Gregorio en su persecución, agarró con la mano derecha el bastón del apoderado, que aquél había</text:p>
      <text:p>dejado sobre la silla junto con el sombrero y el gabán; tomó con la mano izquierda un gran periódico que había sobre</text:p>
      <text:p>la mesa y, dando patadas en el suelo, comenzó a hacer retroceder a Gregorio a su habitación blandiendo el bastón y</text:p>
      <text:p>el periódico.</text:p>
      <text:p>De nada sirvieron los ruegos de Gregorio, tampoco fueron entendidos, y por mucho que girase humildemente la</text:p>
      <text:p>cabeza, el padre pataleaba aún con más fuerza.</text:p>
      <text:p>Al otro lado, la madre había abierto de par en par una ventana, a pesar</text:p>
      <text:p>del tiempo frío, e inclinada hacia fuera se cubría el rostro con las manos.</text:p>
      <text:p>Entre la calle y la escalera se estableció una fuerte corriente de aire, las cortinas de las ventanas volaban, se agitaban</text:p>
      <text:p>los periódicos de encima de la mesa, las hojas sueltas revoloteaban por el suelo.</text:p>
      <text:p>El padre le acosaba</text:p>
      <text:p>implacablemente y daba silbidos como un loco.</text:p>
      <text:p>Pero Gregorio todavía no tenía mucha práctica en andar hacia atrás,</text:p>
      <text:p>andaba realmente muy despacio.</text:p>
      <text:p>Si Gregorio se hubiese podido dar la vuelta, enseguida hubiese estado en su habitación, pero tenía miedo de</text:p>
      <text:p>impacientar al padre con su lentitud al darse la vuelta, y a cada instante le amenazaba el golpe mortal del bastón en la</text:p>
      <text:p>espalda o la cabeza.</text:p>
      <text:p>La Metamorfosis: Capítulo Uno 9</text:p>
      <text:p>Finalmente, no le quedó a Gregorio otra solución, pues advirtió con angustia que andando hacia atrás ni siquiera era</text:p>
      <text:p>capaz de mantener la dirección, y así, mirando con temor constantemente a su padre de reojo, comenzó a darse la</text:p>
      <text:p>vuelta con la mayor rapidez posible, pero, en realidad, con una gran lentitud.</text:p>
      <text:p>Quizá advirtió el padre su buena voluntad, porque no sólo no le obstaculizó en su empeño, sino que, con la punta de</text:p>
      <text:p>su bastón, le dirigía de vez en cuando, desde lejos, en su movimiento giratorio.</text:p>
      <text:p>¡Si no hubiese sido por ese insoportable silbar del padre!</text:p>
      <text:p>Por su culpa Gregorio perdía la cabeza por completo.</text:p>
      <text:p>Ya casi se había dado la vuelta del todo cuando, siempre oyendo ese silbido, incluso se equivocó y retrocedió un</text:p>
      <text:p>poco en su vuelta.</text:p>
      <text:p>Pero cuando por fin, feliz, tenía ya la cabeza ante la puerta, resultó que su cuerpo era demasiado</text:p>
      <text:p>ancho para pasar por ella sin más.</text:p>
      <text:p>Naturalmente, al padre, en su actual estado de ánimo, ni siquiera se le ocurrió ni por lo más remoto abrir la otra hoja</text:p>
      <text:p>de la puerta para ofrecer a Gregorio espacio suficiente.</text:p>
      <text:p>Su idea fija consistía solamente en que Gregorio tenía que entrar en su habitación lo más rápidamente posible;</text:p>
      <text:p>tampoco hubiera permitido jamás los complicados preparativos que necesitaba Gregorio para incorporarse y, de este</text:p>
      <text:p>modo, atravesar la puerta.</text:p>
      <text:p>Es más, empujaba hacia adelante a Gregorio con mayor ruido aún, como si no existiese obstáculo alguno.</text:p>
      <text:p>Ya no</text:p>
      <text:p>sonaba tras de Gregorio como si fuese la voz de un solo padre; ahora ya no había que andarse con bromas, y</text:p>
      <text:p/>
      <text:p>Gregorio se empotró en la puerta – pasase lo que pasase.</text:p>
      <text:p>Uno de los costados se levantó, ahora estaba atravesado en el hueco de la puerta, su costado estaba herido por</text:p>
      <text:p>completo, en la puerta blanca quedaron marcadas unas manchas desagradables, pronto se quedó atascado y solo no</text:p>
      <text:p>hubiera podido moverse, las patitas de un costado estaban colgadas en el aire, y temblaban, las del otro lado</text:p>
      <text:p>the other side were pushed painfully into the floor.</text:p>
      <text:p>Then his father gave him one really strong liberating push from</text:p>
      <text:p>behind, and he scurried, bleeding severely, far into the interior of his room.</text:p>
      <text:p>The door was slammed shut with the</text:p>
      <text:p>cane, and finally it was quiet.</text:p>
      <text:p/>
      <text:p/>
      <text:p/>
      <text:p/>
      <text:p/>
      <text:p/>
      <text:p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jamaaltaylor</meta:initial-creator>
    <meta:creation-date>2014-01-22T20:01:07</meta:creation-date>
    <meta:editing-cycles>1</meta:editing-cycles>
    <dc:language>en</dc:language>
    <dc:creator>jamaaltaylor</dc:creator>
    <dc:date>2014-01-22T20:01:10</dc:date>
    <meta:editing-duration>PT3.087S</meta:editing-duration>
  </office:meta>
</office:document-meta>
</file>